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none" draw:fill-color="#ffffff" draw:opacity="100%" draw:textarea-horizontal-align="justify" draw:textarea-vertical-align="middle" draw:auto-grow-height="false" fo:min-height="2.75cm" fo:min-width="2.5cm"/>
    </style:style>
    <style:style style:name="gr2" style:family="graphic" style:parent-style-name="standard">
      <style:graphic-properties svg:stroke-width="0.035cm" svg:stroke-color="#000000" draw:marker-start-width="0.253cm" draw:marker-end-width="0.253cm" draw:fill="none" draw:fill-color="#ffde59" draw:opacity="100%" draw:textarea-horizontal-align="justify" draw:textarea-vertical-align="middle" draw:auto-grow-height="false" fo:min-height="0cm" fo:min-width="0cm" fo:padding-top="0.143cm" fo:padding-bottom="0.143cm" fo:padding-left="0.268cm" fo:padding-right="0.268cm" style:protect="position size"/>
    </style:style>
    <style:style style:name="gr3" style:family="graphic" style:parent-style-name="standard">
      <style:graphic-properties svg:stroke-width="0.035cm" svg:stroke-color="#000000" draw:marker-start-width="0.253cm" draw:marker-end-width="0.253cm" draw:fill="none" draw:fill-color="#ffde59" draw:opacity="100%" draw:textarea-horizontal-align="justify" draw:textarea-vertical-align="middle" draw:auto-grow-height="false" fo:min-height="0.068cm" fo:min-width="0cm" fo:padding-top="0.143cm" fo:padding-bottom="0.143cm" fo:padding-left="0.268cm" fo:padding-right="0.268cm" style:protect="siz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75cm" fo:min-width="2.5cm"/>
    </style:style>
    <style:style style:name="gr5" style:family="graphic" style:parent-style-name="standard">
      <style:graphic-properties draw:stroke="none" svg:stroke-color="#000000" draw:fill="none" draw:fill-color="#ffffff" fo:min-height="0.05cm" style:protect="size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="none" draw:fill-color="#ffde59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cm" svg:height="3cm" svg:x="1.5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cm" svg:height="0.5cm" svg:x="1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cm" svg:height="0.5cm" svg:x="2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cm" svg:height="0.5cm" svg:x="2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cm" svg:height="0.5cm" svg:x="3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cm" svg:height="0.5cm" svg:x="3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cm" svg:height="0.5cm" svg:x="1.75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cm" svg:height="0.5cm" svg:x="3.75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3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2cm" svg:height="0.725cm" svg:x="1.93cm" svg:y="1.63cm">
          <draw:text-box>
            <text:p text:style-name="P4"><text:span text:style-name="T1">1</text:span></text:p>
          </draw:text-box>
        </draw:frame>
        <draw:frame draw:style-name="gr5" draw:text-style-name="P5" draw:layer="layout" svg:width="0.2cm" svg:height="0.725cm" svg:x="2.93cm" svg:y="1.63cm">
          <draw:text-box>
            <text:p text:style-name="P4"><text:span text:style-name="T1">2</text:span></text:p>
          </draw:text-box>
        </draw:frame>
        <draw:frame draw:style-name="gr5" draw:text-style-name="P5" draw:layer="layout" svg:width="0.2cm" svg:height="0.725cm" svg:x="3.93cm" svg:y="1.63cm">
          <draw:text-box>
            <text:p text:style-name="P4"><text:span text:style-name="T1">3</text:span></text:p>
          </draw:text-box>
        </draw:frame>
        <draw:frame draw:style-name="gr5" draw:text-style-name="P5" draw:layer="layout" svg:width="0.2cm" svg:height="0.725cm" svg:x="1.93cm" svg:y="2.63cm">
          <draw:text-box>
            <text:p text:style-name="P4"><text:span text:style-name="T1">4</text:span></text:p>
          </draw:text-box>
        </draw:frame>
        <draw:frame draw:style-name="gr5" draw:text-style-name="P5" draw:layer="layout" svg:width="0.2cm" svg:height="0.725cm" svg:x="2.93cm" svg:y="2.63cm">
          <draw:text-box>
            <text:p text:style-name="P4"><text:span text:style-name="T1">9</text:span></text:p>
          </draw:text-box>
        </draw:frame>
        <draw:frame draw:style-name="gr5" draw:text-style-name="P5" draw:layer="layout" svg:width="0.2cm" svg:height="0.725cm" svg:x="3.93cm" svg:y="2.63cm">
          <draw:text-box>
            <text:p text:style-name="P4"><text:span text:style-name="T1">5</text:span></text:p>
          </draw:text-box>
        </draw:frame>
        <draw:frame draw:style-name="gr5" draw:text-style-name="P5" draw:layer="layout" svg:width="0.2cm" svg:height="0.725cm" svg:x="1.93cm" svg:y="3.63cm">
          <draw:text-box>
            <text:p text:style-name="P4"><text:span text:style-name="T1">6</text:span></text:p>
          </draw:text-box>
        </draw:frame>
        <draw:frame draw:style-name="gr5" draw:text-style-name="P5" draw:layer="layout" svg:width="0.2cm" svg:height="0.725cm" svg:x="3.93cm" svg:y="3.63cm">
          <draw:text-box>
            <text:p text:style-name="P4"><text:span text:style-name="T1">8</text:span></text:p>
          </draw:text-box>
        </draw:fram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0:13:42.664532359</meta:creation-date>
    <dc:date>2019-08-09T11:53:15.399834579</dc:date>
    <meta:editing-duration>PT7H18M20S</meta:editing-duration>
    <meta:editing-cycles>90</meta:editing-cycles>
    <meta:generator>LibreOffice/6.1.5.2$Linux_X86_64 LibreOffice_project/10$Build-2</meta:generator>
    <meta:document-statistic meta:object-count="21"/>
  </office:meta>
</office:document-meta>
</file>